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2E4E00002958C72CE2B9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1" fo:font-size="11pt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iabá <text:s text:c="5"/>de <text:s text:c="2"/>Julho de 2013</text:p>
      <text:p text:style-name="P1">Professor: Michel </text:p>
      <text:p text:style-name="P1">Turma: <text:s/></text:p>
      <text:p text:style-name="P1">Aluno:</text:p>
      <text:p text:style-name="P1"/>
      <text:p text:style-name="P1">1 – <text:span text:style-name="T1">Relacione os tipos de variaveis com os conjuntos apresentados. (1 ponto)</text:span></text:p>
      <text:p text:style-name="P1"><text:span text:style-name="T1"/></text:p>
      <text:p text:style-name="P1"><text:span text:style-name="T1"><text:tab/>A – int.<text:tab/><text:tab/><text:tab/><text:tab/> <text:s text:c="10"/>( <text:s text:c="3"/>) <text:s/>{-1, 558, 20, 110101, -999, 171 }</text:span></text:p>
      <text:p text:style-name="P1"><text:span text:style-name="T1"><text:s text:c="82"/>( <text:s text:c="3"/>) <text:s/>{'c' , 1, '@#$', -8, '4', '1'}</text:span></text:p>
      <text:p text:style-name="P1"><text:span text:style-name="T1"><text:tab/>B – float. <text:s text:c="54"/>( <text:s text:c="3"/>) <text:s/>{'1' , '2', '3', '4', '5', '6'}</text:span></text:p>
      <text:p text:style-name="P1"><text:span text:style-name="T1"><text:tab/><text:tab/><text:tab/><text:tab/><text:tab/><text:tab/> <text:s text:c="10"/>( <text:s text:c="3"/>) <text:s/>{1, 2, 3, 4, 5, 6, 7}</text:span></text:p>
      <text:p text:style-name="P1"><text:span text:style-name="T1"><text:tab/>C – char. <text:s text:c="55"/>( <text:s text:c="3"/>) <text:s/>{'-', '*', '/'}</text:span></text:p>
      <text:p text:style-name="P1"><text:span text:style-name="T1"><text:tab/><text:tab/><text:tab/><text:tab/><text:tab/><text:tab/> <text:s text:c="10"/>( <text:s text:c="3"/>) <text:s/>{1.525, 1. , 1.99999, 0.000001} <text:s/><text:tab/><text:tab/>D – bit. <text:s text:c="24"/><text:tab/><text:tab/> <text:s text:c="10"/>( <text:s text:c="4"/>) <text:s/>{0, 1}<text:tab/><text:tab/><text:tab/></text:span></text:p>
      <text:p text:style-name="P1"><text:span text:style-name="T1"/></text:p>
      <text:p text:style-name="P1"><text:span text:style-name="T1">2 – Relacione as funções de turbo C com as especificações apresentadas.(1 ponto)</text:span></text:p>
      <text:p text:style-name="P1"><text:span text:style-name="T1"/></text:p>
      <text:p text:style-name="Standard"><text:span text:style-name="T1"><text:tab/>A – scanf();<text:tab/><text:tab/><text:tab/><text:tab/><text:tab/>( <text:s text:c="3"/>) L</text:span><text:span text:style-name="T2">impar a tela;</text:span><text:span text:style-name="T1"> </text:span></text:p>
      <text:p text:style-name="Standard"><text:span text:style-name="T1"><text:tab/>B – printf();<text:tab/><text:tab/><text:tab/><text:tab/><text:tab/>( <text:s text:c="3"/>) E</text:span><text:span text:style-name="T2">ntrada de um caracter. </text:span></text:p>
      <text:p text:style-name="Standard"><text:span text:style-name="T1"><text:tab/>C - #include; <text:s text:c="49"/>( <text:s text:c="3"/>) E</text:span><text:span text:style-name="T2">ntrada de dados. </text:span></text:p>
      <text:p text:style-name="Standard"><text:span text:style-name="T1"><text:tab/>D - &lt;stdio.h&gt;<text:tab/><text:tab/><text:tab/><text:tab/><text:tab/>( <text:s text:c="3"/>) </text:span><text:span text:style-name="T2">saída de dados, apresenta na tela.</text:span><text:span text:style-name="T1"><text:tab/><text:tab/></text:span></text:p>
      <text:p text:style-name="P1"><text:span text:style-name="T1"><text:tab/>F- getch(); <text:s text:c="53"/>( <text:s text:c="3"/>) <text:s/>Biblioteca.</text:span></text:p>
      <text:p text:style-name="P1"><text:span text:style-name="T1"><text:tab/>G-clrscr();<text:tab/><text:tab/><text:tab/><text:tab/><text:tab/>( <text:s text:c="3"/>) comando para incluir uma biblioteca.</text:span></text:p>
      <text:p text:style-name="P1"><text:span text:style-name="T1"/></text:p>
      <text:p text:style-name="P1"><text:span text:style-name="T1"/></text:p>
      <text:p text:style-name="P1"><text:span text:style-name="T1">3- a) Escreva um código para calcular a area de um triangulo e o seu perimetro, as formulas serão apresentadas logo abaixo e o aluno tera que transcrever estas formulas para que o computador ententa o processamento de dados. <text:s/>b) Desenhar fluxograma do programa. (3 pontos)</text:span></text:p>
      <text:p text:style-name="P1"><draw:frame draw:style-name="fr1" draw:name="figuras1" text:anchor-type="paragraph" svg:width="11.252cm" svg:height="8.886cm" draw:z-index="0"><draw:image xlink:href="Pictures/2000000700002E4E00002958C72CE2B9.svm" xlink:type="simple" xlink:show="embed" xlink:actuate="onLoad"/></draw:frame><text:span text:style-name="T1"/></text:p>
      <text:p text:style-name="P1"><text:span text:style-name="T1"/></text:p>
      <text:p text:style-name="P2"><text:soft-page-break/><text:span text:style-name="T1">4 – <text:tab/>Escreva um algoritmo em C no <text:s/>Turbo C/C++ um programa que calcule a média aritimética de 3 notas, e o programa tem tem que ter uma condicional que de acordo com a média calculada, terá que decidir se o aluno foi aprovado ou não. Sendo que <text:s/>o aluno será aprovado somente se ele obtiver média igual ou superior que 6.0. Portanto o programa deve apresentar APROVADO ou REPROVADO em função da média. <text:s/>Então o programa deve pedir para digitar a nota1, nota2, nota3 e a partir disto o programa deve processar as informações e apresentar na tela se o aluno esta aprovado ou reprovado.( 3 pontos)</text:span></text:p>
      <text:p text:style-name="P2"><text:span text:style-name="T1"/></text:p>
      <text:p text:style-name="P2"><text:span text:style-name="T1"/></text:p>
      <text:p text:style-name="P2"><text:span text:style-name="T1">5- Desenhar o fluxograma da questão 4. (1 ponto)</text:span></text:p>
      <text:p text:style-name="P2"><text:span text:style-name="T1"/></text:p>
      <text:p text:style-name="P1"><text:span text:style-name="T1"><text:s/>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EPET – MT </text:p>
        <text:p text:style-name="MP1">Prova de Linguagem de Programação C</text:p>
        <text:p text:style-name="MP1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5T01:37:01.77</meta:creation-date>
    <dc:date>2013-07-15T03:07:08.65</dc:date>
    <meta:editing-duration>PT8M5S</meta:editing-duration>
    <meta:editing-cycles>2</meta:editing-cycles>
    <meta:generator>OpenOffice.org/3.4.1$Win32 OpenOffice.org_project/341m1$Build-9593</meta:generator>
    <meta:document-statistic meta:table-count="0" meta:image-count="1" meta:object-count="0" meta:page-count="2" meta:paragraph-count="24" meta:word-count="320" meta:character-count="2113"/>
  </office:meta>
</office:document-meta>
</file>